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style:writing-mode="lr-tb"/>
      <style:text-properties officeooo:rsid="0004665e" officeooo:paragraph-rsid="0004665e"/>
    </style:style>
    <style:style style:name="P2" style:family="paragraph" style:parent-style-name="Standard" style:master-page-name="Standard">
      <style:paragraph-properties fo:line-height="115%" fo:text-align="center" style:justify-single-word="false" style:page-number="auto" fo:break-before="auto" fo:break-after="auto" style:writing-mode="lr-tb"/>
      <style:text-properties fo:font-size="14pt" officeooo:rsid="0004665e" officeooo:paragraph-rsid="0004665e" style:font-size-asian="14pt" style:font-size-complex="14pt"/>
    </style:style>
    <style:style style:name="P3" style:family="paragraph" style:parent-style-name="Standard">
      <style:paragraph-properties fo:line-height="115%" fo:text-align="justify" style:justify-single-word="false" style:writing-mode="lr-tb"/>
      <style:text-properties fo:font-size="12pt" officeooo:rsid="0004e1b4" officeooo:paragraph-rsid="0004e1b4" style:font-size-asian="12pt" style:font-size-complex="12pt"/>
    </style:style>
    <style:style style:name="P4" style:family="paragraph" style:parent-style-name="Standard">
      <style:paragraph-properties fo:line-height="115%" fo:text-align="justify" style:justify-single-word="false" style:writing-mode="lr-tb"/>
      <style:text-properties fo:font-size="12pt" officeooo:rsid="000748fb" officeooo:paragraph-rsid="000748fb" style:font-size-asian="12pt" style:font-size-complex="12pt"/>
    </style:style>
    <style:style style:name="P5" style:family="paragraph" style:parent-style-name="Standard">
      <style:paragraph-properties fo:line-height="115%" fo:text-align="justify" style:justify-single-word="false" style:writing-mode="lr-tb"/>
      <style:text-properties fo:font-size="12pt" officeooo:rsid="0008c618" officeooo:paragraph-rsid="0008c618" style:font-size-asian="12pt" style:font-size-complex="12pt"/>
    </style:style>
    <style:style style:name="P6" style:family="paragraph" style:parent-style-name="Standard">
      <style:paragraph-properties fo:line-height="115%" fo:text-align="justify" style:justify-single-word="false" style:writing-mode="lr-tb"/>
      <style:text-properties fo:font-size="12pt" officeooo:rsid="00069424" officeooo:paragraph-rsid="00069424" style:font-size-asian="12pt" style:font-size-complex="12pt"/>
    </style:style>
    <style:style style:name="P7" style:family="paragraph" style:parent-style-name="Standard">
      <style:paragraph-properties fo:line-height="115%" fo:text-align="justify" style:justify-single-word="false" style:writing-mode="lr-tb"/>
      <style:text-properties fo:font-size="12pt" officeooo:rsid="0009bf7b" officeooo:paragraph-rsid="0009bf7b" style:font-size-asian="12pt" style:font-size-complex="12pt"/>
    </style:style>
    <style:style style:name="P8" style:family="paragraph" style:parent-style-name="Standard">
      <style:paragraph-properties fo:line-height="115%" fo:text-align="justify" style:justify-single-word="false" style:writing-mode="lr-tb"/>
      <style:text-properties fo:font-size="12pt" officeooo:rsid="000a75e6" officeooo:paragraph-rsid="000a75e6" style:font-size-asian="12pt" style:font-size-complex="12pt"/>
    </style:style>
    <style:style style:name="P9" style:family="paragraph" style:parent-style-name="Standard">
      <style:paragraph-properties fo:line-height="115%" fo:text-align="justify" style:justify-single-word="false" style:writing-mode="lr-tb"/>
      <style:text-properties fo:font-size="12pt" officeooo:rsid="000c8c03" officeooo:paragraph-rsid="000c8c03" style:font-size-asian="12pt" style:font-size-complex="12pt"/>
    </style:style>
    <style:style style:name="P10" style:family="paragraph" style:parent-style-name="Standard">
      <style:paragraph-properties fo:line-height="115%" fo:text-align="justify" style:justify-single-word="false" style:writing-mode="lr-tb"/>
      <style:text-properties fo:font-size="12pt" officeooo:rsid="000dd086" officeooo:paragraph-rsid="000dd086" style:font-size-asian="12pt" style:font-size-complex="12pt"/>
    </style:style>
    <style:style style:name="P11" style:family="paragraph" style:parent-style-name="Standard">
      <style:paragraph-properties fo:line-height="115%" fo:text-align="justify" style:justify-single-word="false" style:writing-mode="lr-tb"/>
      <style:text-properties fo:font-size="12pt" officeooo:rsid="000ff46d" officeooo:paragraph-rsid="000e3daa" style:font-size-asian="10.5pt" style:font-size-complex="12pt"/>
    </style:style>
    <style:style style:name="P12" style:family="paragraph" style:parent-style-name="Standard">
      <style:paragraph-properties fo:line-height="115%" fo:text-align="justify" style:justify-single-word="false" style:writing-mode="lr-tb"/>
      <style:text-properties fo:font-size="12pt" officeooo:rsid="000ff46d" officeooo:paragraph-rsid="000ff46d" style:font-size-asian="10.5pt" style:font-size-complex="12pt"/>
    </style:style>
    <style:style style:name="P13" style:family="paragraph" style:parent-style-name="Standard">
      <style:paragraph-properties fo:line-height="115%" fo:text-align="justify" style:justify-single-word="false" style:writing-mode="lr-tb"/>
      <style:text-properties style:font-name="Arial" fo:font-size="12pt" officeooo:paragraph-rsid="000c8c03"/>
    </style:style>
    <style:style style:name="P14" style:family="paragraph" style:parent-style-name="Standard">
      <style:paragraph-properties fo:line-height="115%" fo:text-align="justify" style:justify-single-word="false" style:writing-mode="lr-tb"/>
      <style:text-properties officeooo:paragraph-rsid="000e3daa"/>
    </style:style>
    <style:style style:name="P15" style:family="paragraph" style:parent-style-name="Standard">
      <style:paragraph-properties fo:line-height="115%" fo:text-align="justify" style:justify-single-word="false" style:writing-mode="lr-tb"/>
      <style:text-properties officeooo:paragraph-rsid="000ff46d"/>
    </style:style>
    <style:style style:name="P16" style:family="paragraph" style:parent-style-name="Standard">
      <style:paragraph-properties fo:line-height="115%" fo:text-align="justify" style:justify-single-word="false" style:writing-mode="lr-tb"/>
      <style:text-properties fo:font-size="14pt" officeooo:rsid="000c8c03" officeooo:paragraph-rsid="000c8c03" style:font-size-asian="14pt" style:font-size-complex="14pt"/>
    </style:style>
    <style:style style:name="T1" style:family="text">
      <style:text-properties fo:font-size="12pt" style:font-size-asian="12pt" style:font-size-complex="12pt"/>
    </style:style>
    <style:style style:name="T2" style:family="text">
      <style:text-properties fo:font-size="12pt" officeooo:rsid="000c8c03" style:font-size-asian="12pt" style:font-size-complex="12pt"/>
    </style:style>
    <style:style style:name="T3" style:family="text">
      <style:text-properties fo:font-size="12pt" officeooo:rsid="000e3daa" style:font-size-asian="12pt" style:font-size-complex="12pt"/>
    </style:style>
    <style:style style:name="T4" style:family="text">
      <style:text-properties fo:font-size="12pt" officeooo:rsid="000ff46d" style:font-size-asian="12pt" style:font-size-complex="12pt"/>
    </style:style>
    <style:style style:name="T5" style:family="text">
      <style:text-properties fo:font-size="12pt" officeooo:rsid="00117452" style:font-size-asian="12pt" style:font-size-complex="12pt"/>
    </style:style>
    <style:style style:name="T6" style:family="text">
      <style:text-properties fo:font-size="12pt" fo:font-style="italic" style:font-size-asian="12pt" style:font-size-complex="12pt"/>
    </style:style>
    <style:style style:name="T7" style:family="text">
      <style:text-properties fo:font-size="12pt" fo:font-style="normal" style:font-size-asian="12pt" style:font-style-asian="normal" style:font-size-complex="12pt" style:font-style-complex="normal"/>
    </style:style>
    <style:style style:name="T8" style:family="text">
      <style:text-properties fo:font-size="12pt" fo:font-style="normal" officeooo:rsid="000e3daa" style:font-size-asian="12pt" style:font-style-asian="normal" style:font-size-complex="12pt" style:font-style-complex="normal"/>
    </style:style>
    <style:style style:name="T9" style:family="text">
      <style:text-properties fo:font-size="12pt" fo:font-style="normal" officeooo:rsid="000ff46d" style:font-size-asian="12pt" style:font-style-asian="normal" style:font-size-complex="12pt" style:font-style-complex="normal"/>
    </style:style>
    <style:style style:name="T10" style:family="text">
      <style:text-properties officeooo:rsid="0009bf7b"/>
    </style:style>
    <style:style style:name="T11" style:family="text">
      <style:text-properties officeooo:rsid="000a3d73"/>
    </style:style>
    <style:style style:name="T12" style:family="text">
      <style:text-properties officeooo:rsid="000c3a5d"/>
    </style:style>
    <style:style style:name="T13" style:family="text">
      <style:text-properties officeooo:rsid="000c8c03"/>
    </style:style>
    <style:style style:name="T14" style:family="text">
      <style:text-properties officeooo:rsid="00117452"/>
    </style:style>
    <style:style style:name="T15" style:family="text">
      <style:text-properties officeooo:rsid="00117452" style:font-size-asian="12pt" style:font-size-complex="12pt"/>
    </style:style>
    <style:style style:name="T16" style:family="text">
      <style:text-properties officeooo:rsid="000c8c03" style:font-size-asian="12pt" style:font-size-complex="12pt"/>
    </style:style>
    <style:style style:name="T17" style:family="text">
      <style:text-properties officeooo:rsid="0013020b"/>
    </style:style>
    <style:style style:name="T18" style:family="text">
      <style:text-properties officeooo:rsid="0015bf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pected academic gains of the visit research</text:p>
      <text:p text:style-name="P1"/>
      <text:p text:style-name="P3">We <text:span text:style-name="T13">expect</text:span> to take this opportunity for <text:span text:style-name="T17">carrying out</text:span> a user study in Georgia Tech to obtain an understanding about how developers use fault localization techniques. This experiment can collaborate with the main project providing more information about how these techniques are used in practice. Thus, we can focus in propose more useful strategies to improve the use of such techniques</text:p>
      <text:p text:style-name="P3"/>
      <text:p text:style-name="P4">We intend to carry out an experiment with developers using fault localization techniques. Professor Orso has already carried out one of the first user studies about fault localization <text:span text:style-name="T11">[1]</text:span>. Moreover, a user study with participants from another country can give us a more comprehensive view about the developers' behavior using fault localization techniques.</text:p>
      <text:p text:style-name="P4"/>
      <text:p text:style-name="P5"><text:span text:style-name="T17">W</text:span>e will use the Eclipse IDE to conduct the experiments. We will make the experimental technique available providing a plug-in Eclipse. This plug-in will also collects information about the participants<text:span text:style-name="T17">' behavior</text:span> using the technique. Professor Orso also ha<text:span text:style-name="T11">s</text:span> been <text:span text:style-name="T10">worked</text:span> with <text:span text:style-name="T10">research about the use of </text:span>plug-in<text:span text:style-name="T10">s</text:span> for tracking <text:span text:style-name="T10">dynamic information for testing and software analysis [2-5]. His experience can help us in developing the plug-in for the experiments.</text:span></text:p>
      <text:p text:style-name="P6"/>
      <text:p text:style-name="P7">We also intend to investigate new strategies to provide contextual information for the fault localization. In this sense, we will work with the collaboration of Professor Orso <text:span text:style-name="T11">to define such strategies. He also had been worked with contextual information for fault localization [6].</text:span></text:p>
      <text:p text:style-name="P7"/>
      <text:p text:style-name="P8">During the visit, we expect to make contact with <text:span text:style-name="T18">personnel</text:span> of the Professor Orso's research group, that also work with fault localization and related research areas, such as testing and software analysis. <text:span text:style-name="T12">The College of Computing institute has a large scientific production in such areas.</text:span></text:p>
      <text:p text:style-name="P8"/>
      <text:p text:style-name="P8"/>
      <text:p text:style-name="P16">References</text:p>
      <text:p text:style-name="P9"/>
      <text:p text:style-name="P9">[1] PARNIN, C.; ORSO, A. Are automated debugging techniques actually helping </text:p>
      <text:p text:style-name="P9">programmers? In: Proceedings of the 2011 International Symposium on Software </text:p>
      <text:p text:style-name="P9">Testing and Analysis. New York, NY, USA: ACM, 2011. (ISSTA ’11), p. 199–209.</text:p>
      <text:p text:style-name="P9"/>
      <text:p text:style-name="P13"><text:span text:style-name="T15">[2] ZHAO, </text:span><text:span text:style-name="T16">D.; </text:span><text:span text:style-name="T15">CHOUDHARY, </text:span><text:span text:style-name="T16">S.; </text:span><text:span text:style-name="T15">ORSO, A.</text:span><text:span text:style-name="T16"> Developing </text:span><text:span text:style-name="T15">a</text:span><text:span text:style-name="T16">nalysis and </text:span><text:span text:style-name="T15">t</text:span><text:span text:style-name="T16">esting </text:span><text:span text:style-name="T15">p</text:span><text:span text:style-name="T16">lug-ins for Modern IDEs: An </text:span>Experience Report. Software: Practice and Experience, 2013, Volume 43, Issue 4, pages 465–478.</text:p>
      <text:p text:style-name="P9"><text:soft-page-break/></text:p>
      <text:p text:style-name="P9"/>
      <text:p text:style-name="P10">[<text:span text:style-name="T14">3</text:span>] SEESING, A.; ORSO, A. InsECTJ: A Generic Instrumentation Framework for Collecting Dynamic Information Within Eclipse. In: Proceedings of the 2005 OOPSLA Workshop on Eclipse Technology eXchange. <text:span text:style-name="T13">New York, NY, USA: ACM, 20</text:span>05<text:span text:style-name="T13">. (</text:span>ECLIPSE<text:span text:style-name="T13"> ’</text:span>05<text:span text:style-name="T13">), p. </text:span>45<text:span text:style-name="T13">–</text:span>4<text:span text:style-name="T13">9.</text:span></text:p>
      <text:p text:style-name="P14"/>
      <text:p text:style-name="P14"><text:span text:style-name="T2">[</text:span><text:span text:style-name="T5">4</text:span><text:span text:style-name="T2">] </text:span><text:span text:style-name="T3">JIN, W.;</text:span><text:span text:style-name="T1"> </text:span><text:span text:style-name="T3">ORSO</text:span><text:span text:style-name="T1">, A.; X</text:span><text:span text:style-name="T3">IE, T.</text:span><text:span text:style-name="T1"> Automated </text:span><text:span text:style-name="T4">b</text:span><text:span text:style-name="T1">ehavioral </text:span><text:span text:style-name="T4">r</text:span><text:span text:style-name="T1">egression </text:span><text:span text:style-name="T4">t</text:span><text:span text:style-name="T1">esting. </text:span><text:span text:style-name="T3">In:</text:span><text:span text:style-name="T1"> </text:span><text:span text:style-name="T7">2010 Third International Conference on Software Testing, Verification and Validation, </text:span><text:span text:style-name="T8">New York, NY, USA: <text:s/>ACM, 2010.</text:span><text:span text:style-name="T7"> (ICST </text:span><text:span text:style-name="T8">'10</text:span><text:span text:style-name="T7">)</text:span><text:span text:style-name="T6">, </text:span><text:span text:style-name="T1">p. 137-146.</text:span><text:line-break/></text:p>
      <text:p text:style-name="P15"><text:span text:style-name="T2">[</text:span><text:span text:style-name="T5">5</text:span><text:span text:style-name="T2">] </text:span><text:span text:style-name="T4">CHOUD</text:span><text:span text:style-name="T5">H</text:span><text:span text:style-name="T4">ARY, S.; JEREMY, D.; </text:span><text:span text:style-name="T3">JIN, W.;</text:span><text:span text:style-name="T1"> </text:span><text:span text:style-name="T4">ZHAO, D.; </text:span><text:span text:style-name="T3">ORSO</text:span><text:span text:style-name="T1">, A</text:span><text:span text:style-name="T3">.</text:span><text:span text:style-name="T1"> </text:span><text:span text:style-name="T4">Platform support for developing testing and analysis plug-ins</text:span><text:span text:style-name="T1">. </text:span><text:span text:style-name="T3">In:</text:span><text:span text:style-name="T1"> </text:span><text:span text:style-name="T4">Proceedings of the 1st Workshop on Developing Tools As Plug-ins</text:span><text:span text:style-name="T7">, </text:span><text:span text:style-name="T8">New York, NY, USA: <text:s/>ACM, 201</text:span><text:span text:style-name="T9">1</text:span><text:span text:style-name="T8">.</text:span><text:span text:style-name="T7"> (</text:span><text:span text:style-name="T9">TOPI</text:span><text:span text:style-name="T7"> </text:span><text:span text:style-name="T8">'1</text:span><text:span text:style-name="T9">1</text:span><text:span text:style-name="T7">)</text:span><text:span text:style-name="T6">, </text:span><text:span text:style-name="T1">p. 1</text:span><text:span text:style-name="T4">6</text:span><text:span text:style-name="T1">-</text:span><text:span text:style-name="T4">19</text:span><text:span text:style-name="T1">.</text:span></text:p>
      <text:p text:style-name="P11"/>
      <text:p text:style-name="P12">[<text:span text:style-name="T14">6</text:span>] HSU, H.-Y.; JONES, J. A.; ORSO, A. Rapid: Identifying bug signatures to support </text:p>
      <text:p text:style-name="P12">debugging activities. In: Proceedings of the 23th International Conference on </text:p>
      <text:p text:style-name="P12">Automated Software Engineering. [S.l.: s.n.], 2008. (ASE ’08), p. 439–4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title/>
    <meta:initial-creator/>
    <meta:editing-cycles>14</meta:editing-cycles>
    <dc:date>2014-09-28T06:39:52.579580137</dc:date>
    <meta:editing-duration>PT1H2M34S</meta:editing-duration>
    <meta:document-statistic meta:table-count="0" meta:image-count="0" meta:object-count="0" meta:page-count="2" meta:paragraph-count="17" meta:word-count="489" meta:character-count="3192" meta:non-whitespace-character-count="2717"/>
  </office:meta>
</office:document-meta>
</file>